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41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42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43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44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45" style:family="graphic">
      <style:graphic-properties svg:stroke-color="#99ccff" draw:fill="solid" draw:fill-color="#b7996d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1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1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1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1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1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1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9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9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8" draw:style-name="dp1" draw:master-page-name="Обычный">
        <draw:custom-shape draw:style-name="gr40" draw:text-style-name="P1" draw:layer="Разметка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Разметка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40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40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40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43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Разметка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40" draw:text-style-name="P1" draw:layer="Разметка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40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40" draw:text-style-name="P1" draw:layer="Разметка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Разметка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8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08T17:10:41.510000000</dc:date>
    <meta:editing-duration>P3DT9H40M20S</meta:editing-duration>
    <meta:editing-cycles>408</meta:editing-cycles>
    <meta:generator>LibreOffice/4.1.1.2$Windows_x86 LibreOffice_project/7e4286b58adc75a14f6d83f53a03b6c11fa2903</meta:generator>
    <meta:document-statistic meta:object-count="956"/>
  </office:meta>
</office:document-meta>
</file>